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.54pt"/>
    </style:style>
    <style:style style:name="co2" style:family="table-column">
      <style:table-column-properties fo:break-before="auto" style:column-width="25pt"/>
    </style:style>
    <style:style style:name="co3" style:family="table-column">
      <style:table-column-properties fo:break-before="auto" style:column-width="27.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uzzle_20_0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Puzzle 01'.B2"/>
    </style:style>
    <style:style style:name="ce4" style:family="table-cell" style:parent-style-name="Default">
      <style:map style:condition="cell-content()=0" style:apply-style-name="ConditionalStyle_5f_1" style:base-cell-address="'Puzzle 01'.B2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Puzzle 01'.B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zzle 0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25" table:default-cell-style-name="Default"/>
        <table:table-column table:style-name="co4" table:number-columns-repeated="973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2" table:number-columns-repeated="25"/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7">
          <table:table-cell table:style-name="ce1"/>
          <table:table-cell table:number-columns-repeated="1023"/>
        </table:table-row>
        <table:table-row table:style-name="ro1" table:number-rows-repeated="3">
          <table:table-cell table:style-name="ce1"/>
          <table:table-cell table:style-name="ce4" table:number-columns-repeated="25"/>
          <table:table-cell table:number-columns-repeated="998"/>
        </table:table-row>
        <table:table-row table:style-name="ro1" table:number-rows-repeated="4">
          <table:table-cell table:style-name="ce1"/>
          <table:table-cell table:style-name="ce4" table:number-columns-repeated="50"/>
          <table:table-cell table:number-columns-repeated="973"/>
        </table:table-row>
        <table:table-row table:style-name="ro1">
          <table:table-cell table:style-name="ce1"/>
          <table:table-cell table:style-name="ce4" table:number-columns-repeated="25"/>
          <table:table-cell table:style-name="ce3" office:value-type="string" calcext:value-type="string">
            <text:p>alt this</text:p>
          </table:table-cell>
          <table:table-cell table:style-name="ce4" table:number-columns-repeated="24"/>
          <table:table-cell table:number-columns-repeated="973"/>
        </table:table-row>
        <table:table-row table:style-name="ro1">
          <table:table-cell table:style-name="ce1"/>
          <table:table-cell table:style-name="ce4" table:number-columns-repeated="25"/>
          <table:table-cell table:style-name="ce3" office:value-type="string" calcext:value-type="string">
            <text:p>col</text:p>
          </table:table-cell>
          <table:table-cell table:style-name="ce4" table:number-columns-repeated="24"/>
          <table:table-cell table:number-columns-repeated="973"/>
        </table:table-row>
        <table:table-row table:style-name="ro1" table:number-rows-repeated="3">
          <table:table-cell table:style-name="ce1"/>
          <table:table-cell table:style-name="ce4" table:number-columns-repeated="50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number-columns-repeated="10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4" table:style-name="ce5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style-name="ce4" table:number-columns-repeated="19"/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number-columns-repeated="19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number-columns-repeated="19"/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number-columns-repeated="19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973"/>
        </table:table-row>
        <table:table-row table:style-name="ro1">
          <table:table-cell table:style-name="ce2"/>
          <table:table-cell table:number-columns-repeated="19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1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8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19"/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10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4"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1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8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style-name="ce2"/>
          <table:table-cell table:number-columns-repeated="19"/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979"/>
        </table:table-row>
        <table:table-row table:style-name="ro1" table:number-rows-repeated="903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uzzle 01'.B2:'Puzzle 01'.Z26 'Puzzle 01'.B34:'Puzzle 01'.T58 'Puzzle 01'.U34:'Puzzle 01'.Z70 'Puzzle 01'.AA37:'Puzzle 01'.AS70 'Puzzle 01'.AT37:'Puzzle 01'.AY61 'Puzzle 01'.U73:'Puzzle 01'.AS97">
            <calcext:condition calcext:apply-style-name="ConditionalStyle_1" calcext:value="=0" calcext:base-cell-address="'Puzzle 01'.B2"/>
          </calcext:conditional-format>
          <calcext:conditional-format calcext:target-range-address="'Puzzle 01'.B2:'Puzzle 01'.Z26 'Puzzle 01'.B34:'Puzzle 01'.T58 'Puzzle 01'.U34:'Puzzle 01'.Z70 'Puzzle 01'.AA37:'Puzzle 01'.AS70 'Puzzle 01'.AT37:'Puzzle 01'.AY61 'Puzzle 01'.U73:'Puzzle 01'.AS97">
            <calcext:condition calcext:apply-style-name="ConditionalStyle_2" calcext:value="=1" calcext:base-cell-address="'Puzzle 01'.B2"/>
          </calcext:conditional-format>
          <calcext:conditional-format calcext:target-range-address="'Puzzle 01'.U53:'Puzzle 01'.AS63 'Puzzle 01'.U80:'Puzzle 01'.AS90 'Puzzle 01'.AC93:'Puzzle 01'.AS93">
            <calcext:condition calcext:apply-style-name="ConditionalStyle_2" calcext:value="=2" calcext:base-cell-address="'Puzzle 01'.U53"/>
          </calcext:conditional-format>
          <calcext:conditional-format calcext:target-range-address="'Puzzle 01'.U53:'Puzzle 01'.AS63 'Puzzle 01'.U80:'Puzzle 01'.AS90 'Puzzle 01'.AC93:'Puzzle 01'.AS93">
            <calcext:condition calcext:apply-style-name="ConditionalStyle_1" calcext:value="=3" calcext:base-cell-address="'Puzzle 01'.U5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uzzle_20_01" style:display-name="PageStyle_Puzzle 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7" meta:object-count="0"/>
    <meta:generator>LibreOfficeDev/6.0.5.2$Linux_X86_64 LibreOffice_project/</meta:generator>
  </office:meta>
</office:document-meta>
</file>